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9.001cm" table:align="margins" fo:keep-with-next="always"/>
    </style:style>
    <style:style style:name="Таблица1.A" style:family="table-column">
      <style:table-column-properties style:column-width="3.069cm" style:rel-column-width="10585*"/>
    </style:style>
    <style:style style:name="Таблица1.B" style:family="table-column">
      <style:table-column-properties style:column-width="3.995cm" style:rel-column-width="13779*"/>
    </style:style>
    <style:style style:name="Таблица1.C" style:family="table-column">
      <style:table-column-properties style:column-width="2.752cm" style:rel-column-width="9490*"/>
    </style:style>
    <style:style style:name="Таблица1.D" style:family="table-column">
      <style:table-column-properties style:column-width="4.657cm" style:rel-column-width="16061*"/>
    </style:style>
    <style:style style:name="Таблица1.E" style:family="table-column">
      <style:table-column-properties style:column-width="4.528cm" style:rel-column-width="1562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9.001cm" table:align="margins" fo:keep-with-next="always"/>
    </style:style>
    <style:style style:name="Таблица3.A" style:family="table-column">
      <style:table-column-properties style:column-width="3.122cm" style:rel-column-width="10768*"/>
    </style:style>
    <style:style style:name="Таблица3.B" style:family="table-column">
      <style:table-column-properties style:column-width="15.879cm" style:rel-column-width="5476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001cm" table:align="margins" fo:keep-with-next="always"/>
    </style:style>
    <style:style style:name="Таблица2.A" style:family="table-column">
      <style:table-column-properties style:column-width="4.75cm" style:rel-column-width="16383*"/>
    </style:style>
    <style:style style:name="Таблица2.D" style:family="table-column">
      <style:table-column-properties style:column-width="4.75cm" style:rel-column-width="163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irst_20_line_20_indent" style:list-style-name="L1"/>
    <style:style style:name="P2" style:family="paragraph" style:parent-style-name="First_20_line_20_indent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ребования к концевому устройству.</text:h>
      <text:p text:style-name="First_20_line_20_indent">Архитектура аппаратно-программного комплекса построена на использовании следующих типовых компонентов:</text:p>
      <text:list xml:id="list1387497297" text:style-name="L1">
        <text:list-item>
          <text:p text:style-name="P1">Control — целочисленное управляющее воздействие;</text:p>
        </text:list-item>
        <text:list-item>
          <text:p text:style-name="P1">Sensor — датчик с целочисленным значением;</text:p>
        </text:list-item>
        <text:list-item>
          <text:p text:style-name="P1">Relay — булево управляющее воздействие;</text:p>
        </text:list-item>
        <text:list-item>
          <text:p text:style-name="P1">Switch — датчик с булевым значением;</text:p>
        </text:list-item>
        <text:list-item>
          <text:p text:style-name="P1">Valve — заслонка с двухсторонней подачей питания и концевыми выключателями.</text:p>
        </text:list-item>
      </text:list>
      <text:h text:style-name="Heading_20_2" text:outline-level="2">Требования к аппаратной части</text:h>
      <text:p text:style-name="First_20_line_20_indent">Необходимо обеспечить наличие нижеуказанных типовых компонентов у концевого устройства:</text:p>
      <text:list xml:id="list818412218" text:style-name="L2">
        <text:list-item>
          <text:p text:style-name="P2">Подсистема управления освещением</text:p>
          <text:list>
            <text:list-item>
              <text:p text:style-name="P2">Реле включения ламп напряжением питания 220В с обратной связью по наличию тока в контуре, «Lamp Relay»;</text:p>
            </text:list-item>
            <text:list-item>
              <text:p text:style-name="P2">Датчик освещения, «Light Sensor»;</text:p>
            </text:list-item>
          </text:list>
        </text:list-item>
        <text:list-item>
          <text:p text:style-name="P2">Подсистема управления климатом</text:p>
          <text:list>
            <text:list-item>
              <text:p text:style-name="P2">Датчик температуры воздуха, «Air Temperature Sensor»;</text:p>
            </text:list-item>
            <text:list-item>
              <text:p text:style-name="P2">Датчик влажности воздуха, «Air Humidity Sensor»;</text:p>
            </text:list-item>
            <text:list-item>
              <text:p text:style-name="P2">Заслонка управления фрамугой, «Fanlight Valve»;</text:p>
            </text:list-item>
            <text:list-item>
              <text:p text:style-name="P2">Реле включения клапана отопления с обратной связью по наличию тока в контуре, «Heating Relay» (TODO: Нужна ли обратная связь?);</text:p>
            </text:list-item>
          </text:list>
        </text:list-item>
        <text:list-item>
          <text:p text:style-name="P2">Подсистема полива</text:p>
          <text:list>
            <text:list-item>
              <text:p text:style-name="P2">Датчик влажности почвы, «Soil Humidity Sensor» (TODO: Надо ли оно? Может быть их нужно несколько?);</text:p>
            </text:list-item>
            <text:list-item>
              <text:p text:style-name="P2">Реле включения клапана полива с обратной связью по наличию тока в контуре, «Watering Relay» (TODO: Нужна ли обратная связь?).</text:p>
            </text:list-item>
          </text:list>
        </text:list-item>
      </text:list>
      <text:h text:style-name="Heading_20_2" text:outline-level="2">Требования к MODBUS-API</text:h>
      <text:p text:style-name="First_20_line_20_indent">API взаимодействия с типовыми компонентами должно удовлетворять указанным в Таблице 1 требованиям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ext:soft-page-break/>
        <table:table-row>
          <table:table-cell table:style-name="Таблица1.A1" office:value-type="string">
            <text:p text:style-name="Table_20_Heading">Компонент</text:p>
          </table:table-cell>
          <table:table-cell table:style-name="Таблица1.A1" office:value-type="string">
            <text:p text:style-name="Table_20_Heading">Наименование параметра</text:p>
          </table:table-cell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Операция чтения</text:p>
          </table:table-cell>
          <table:table-cell table:style-name="Таблица1.E1" office:value-type="string">
            <text:p text:style-name="Table_20_Heading">Операция записи</text:p>
          </table:table-cell>
        </table:table-row>
        <table:table-row>
          <table:table-cell table:style-name="Таблица1.A2" table:number-rows-spanned="2" office:value-type="string">
            <text:p text:style-name="Table_20_Contents">Control</text:p>
          </table:table-cell>
          <table:table-cell table:style-name="Таблица1.A2" office:value-type="string">
            <text:p text:style-name="Table_20_Contents">Value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E2" office:value-type="string">
            <text:p text:style-name="Table_20_Contents">preset single register (0x06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FeedbackValue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Table_20_Contents">Sensor</text:p>
          </table:table-cell>
          <table:table-cell table:style-name="Таблица1.A2" office:value-type="string">
            <text:p text:style-name="Table_20_Contents">Value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table:number-rows-spanned="2" office:value-type="string">
            <text:p text:style-name="Table_20_Contents">Relay</text:p>
          </table:table-cell>
          <table:table-cell table:style-name="Таблица1.A2" office:value-type="string">
            <text:p text:style-name="Table_20_Contents">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E2" office:value-type="string">
            <text:p text:style-name="Table_20_Contents">force single coil (0x05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Feedback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Table_20_Contents">Switch</text:p>
          </table:table-cell>
          <table:table-cell table:style-name="Таблица1.A2" office:value-type="string">
            <text:p text:style-name="Table_20_Contents">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table:number-rows-spanned="10" office:value-type="string">
            <text:p text:style-name="Table_20_Contents">Valve</text:p>
          </table:table-cell>
          <table:table-cell table:style-name="Таблица1.A2" office:value-type="string">
            <text:p text:style-name="Table_20_Contents">OpenDrive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E2" office:value-type="string">
            <text:p text:style-name="Table_20_Contents">force single coil (0x05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CloseDrive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E2" office:value-type="string">
            <text:p text:style-name="Table_20_Contents">force single coil (0x05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MaxOpenDuration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E2" office:value-type="string">
            <text:p text:style-name="Table_20_Contents">preset single register (0x06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MaxCloseDuration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E2" office:value-type="string">
            <text:p text:style-name="Table_20_Contents">preset single register (0x06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OpenLimitSwitch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CloseLimitSwitch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OpenPowerOffReason<text:span text:style-name="T1">*</text:span>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ClosePowerOffReason<text:span text:style-name="T1">*</text:span>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LastOpenDuration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LastCloseDuration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</table:table>
      <text:p text:style-name="Table">Таблица <text:sequence text:ref-name="refTable0" text:name="Table" text:formula="ooow:Table+1" style:num-format="1">1</text:sequence></text:p>
      <text:p text:style-name="First_20_line_20_indent">* - Данное поле может принимать значения, указанные ниже в колонке «Код» Таблицы 2. В случае, когда во время подачи питания на электромотор поступила команда сброса бита питания текущего направления, происходит сброс бита питания текущего направления и в регистр причины сброса бита питания текущего направления записывается соответствующее значение. При этом заслонка остается в «полуоткрытом» состоянии. В случае, когда во время подачи питания на электромотор поступила команда установки бита питания противоположного направления, происходит сброс бита питания текущего направления, установка бита питания противоположного направления и в регистр причины сброса бита питания текущего направления записывается соответствующее значение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Heading">Код</text:p>
          </table:table-cell>
          <table:table-cell table:style-name="Таблица3.B1" office:value-type="string">
            <text:p text:style-name="Table_20_Heading">Наименование</text:p>
          </table:table-cell>
        </table:table-row>
        <table:table-row>
          <table:table-cell table:style-name="Таблица3.A2" office:value-type="string">
            <text:p text:style-name="Table_20_Contents">0x00</text:p>
          </table:table-cell>
          <table:table-cell table:style-name="Таблица3.B2" office:value-type="string">
            <text:p text:style-name="Table_20_Contents">Не определено</text:p>
          </table:table-cell>
        </table:table-row>
        <table:table-row>
          <table:table-cell table:style-name="Таблица3.A2" office:value-type="string">
            <text:p text:style-name="Table_20_Contents">0x01</text:p>
          </table:table-cell>
          <table:table-cell table:style-name="Таблица3.B2" office:value-type="string">
            <text:p text:style-name="Table_20_Contents">Отключение вызвано срабатыванием соответствующего концевика</text:p>
          </table:table-cell>
        </table:table-row>
        <table:table-row>
          <table:table-cell table:style-name="Таблица3.A2" office:value-type="string">
            <text:p text:style-name="Table_20_Contents">0x02</text:p>
          </table:table-cell>
          <table:table-cell table:style-name="Таблица3.B2" office:value-type="string">
            <text:p text:style-name="Table_20_Contents">Отключение вызвано истечением соответствующего таймаута</text:p>
          </table:table-cell>
        </table:table-row>
        <table:table-row>
          <table:table-cell table:style-name="Таблица3.A2" office:value-type="string">
            <text:p text:style-name="Table_20_Contents">0x03</text:p>
          </table:table-cell>
          <table:table-cell table:style-name="Таблица3.B2" office:value-type="string">
            <text:p text:style-name="Table_20_Contents">Отключение вызвано командой сброса бита питания</text:p>
          </table:table-cell>
        </table:table-row>
        <table:table-row>
          <table:table-cell table:style-name="Таблица3.A2" office:value-type="string">
            <text:p text:style-name="Table_20_Contents">0x04</text:p>
          </table:table-cell>
          <table:table-cell table:style-name="Таблица3.B2" office:value-type="string">
            <text:p text:style-name="Table_20_Contents">Отключение вызвано командой установки бита питания противоположного направления</text:p>
          </table:table-cell>
        </table:table-row>
      </table:table>
      <text:p text:style-name="Table">Таблица <text:sequence text:ref-name="refTable1" text:name="Table" text:formula="ooow:Table+1" style:num-format="1">2</text:sequence></text:p>
      <text:p text:style-name="First_20_line_20_indent">Таким образом, набор и адресация интерфейсных элементов (управляющих и статусных регистров/бит) MODBUS-API концевого устройства для подсистем аппаратно-программного комплекса должен быть согласован с данными Таблицы 1 и может выглядеть, например, указанным в Таблице 3 образом:</text:p>
      <table:table table:name="Таблица2" table:style-name="Таблица2">
        <table:table-column table:style-name="Таблица2.A" table:number-columns-repeated="3"/>
        <table:table-column table:style-name="Таблица2.D"/>
        <text:soft-page-break/>
        <table:table-row>
          <table:table-cell table:style-name="Таблица2.A1" office:value-type="string">
            <text:p text:style-name="Table_20_Heading">Тип интерфейсного элемента</text:p>
          </table:table-cell>
          <table:table-cell table:style-name="Таблица2.A1" office:value-type="string">
            <text:p text:style-name="Table_20_Heading">Адрес в концевом устройстве</text:p>
          </table:table-cell>
          <table:table-cell table:style-name="Таблица2.A1" office:value-type="string">
            <text:p text:style-name="Table_20_Heading">Имя типового компонента</text:p>
          </table:table-cell>
          <table:table-cell table:style-name="Таблица2.D1" office:value-type="string">
            <text:p text:style-name="Table_20_Heading">Наименование параметра</text:p>
          </table:table-cell>
        </table:table-row>
        <table:table-row>
          <table:table-cell table:style-name="Таблица2.A2" table:number-rows-spanned="5" office:value-type="string">
            <text:p text:style-name="Table_20_Contents">Input Bit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Lamp Relay</text:p>
          </table:table-cell>
          <table:table-cell table:style-name="Таблица2.D2" office:value-type="string">
            <text:p text:style-name="Table_20_Contents">Feedback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OpenLimitSwitch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2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CloseLimitSwitch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3</text:p>
          </table:table-cell>
          <table:table-cell table:style-name="Таблица2.A2" office:value-type="string">
            <text:p text:style-name="Table_20_Contents">Heating Relay</text:p>
          </table:table-cell>
          <table:table-cell table:style-name="Таблица2.D2" office:value-type="string">
            <text:p text:style-name="Table_20_Contents">Feedback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4</text:p>
          </table:table-cell>
          <table:table-cell table:style-name="Таблица2.A2" office:value-type="string">
            <text:p text:style-name="Table_20_Contents">Watering Relay</text:p>
          </table:table-cell>
          <table:table-cell table:style-name="Таблица2.D2" office:value-type="string">
            <text:p text:style-name="Table_20_Contents">FeedbackState</text:p>
          </table:table-cell>
        </table:table-row>
        <table:table-row>
          <table:table-cell table:style-name="Таблица2.A2" table:number-rows-spanned="5" office:value-type="string">
            <text:p text:style-name="Table_20_Contents">Bit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Lamp Relay</text:p>
          </table:table-cell>
          <table:table-cell table:style-name="Таблица2.D2" office:value-type="string">
            <text:p text:style-name="Table_20_Contents">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OpenDrive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2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CloseDrive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3</text:p>
          </table:table-cell>
          <table:table-cell table:style-name="Таблица2.A2" office:value-type="string">
            <text:p text:style-name="Table_20_Contents">Heating Relay</text:p>
          </table:table-cell>
          <table:table-cell table:style-name="Таблица2.D2" office:value-type="string">
            <text:p text:style-name="Table_20_Contents">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4</text:p>
          </table:table-cell>
          <table:table-cell table:style-name="Таблица2.A2" office:value-type="string">
            <text:p text:style-name="Table_20_Contents">Watering Relay</text:p>
          </table:table-cell>
          <table:table-cell table:style-name="Таблица2.D2" office:value-type="string">
            <text:p text:style-name="Table_20_Contents">State</text:p>
          </table:table-cell>
        </table:table-row>
        <table:table-row>
          <table:table-cell table:style-name="Таблица2.A2" table:number-rows-spanned="8" office:value-type="string">
            <text:p text:style-name="Table_20_Contents">Input Register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Light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Air Temperature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2</text:p>
          </table:table-cell>
          <table:table-cell table:style-name="Таблица2.A2" office:value-type="string">
            <text:p text:style-name="Table_20_Contents">Air Humidity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3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OpenPowerOffReas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4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ClosePowerOffReas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5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LastOpenDurati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6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LastCloseDurati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7</text:p>
          </table:table-cell>
          <table:table-cell table:style-name="Таблица2.A2" office:value-type="string">
            <text:p text:style-name="Table_20_Contents">Soil Humidity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table-cell table:style-name="Таблица2.A2" table:number-rows-spanned="2" office:value-type="string">
            <text:p text:style-name="Table_20_Contents">Register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MaxOpenDurati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MaxCloseDuration</text:p>
          </table:table-cell>
        </table:table-row>
      </table:table>
      <text:p text:style-name="Table">Таблица <text:sequence text:ref-name="refTable2" text:name="Table" text:formula="ooow:Table+1" style:num-format="1">3</text:sequence></text:p>
      <text:h text:style-name="Heading_20_2" text:outline-level="2">Требования к исходному коду прошивки микроконтроллера.</text:h>
      <text:p text:style-name="First_20_line_20_indent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ya Storozhilov</meta:initial-creator>
    <meta:creation-date>2012-10-23T14:45:01</meta:creation-date>
    <dc:date>2012-10-31T16:44:49</dc:date>
    <dc:creator>Ilya Storozhilov</dc:creator>
    <meta:editing-duration>PT2H15M34S</meta:editing-duration>
    <meta:editing-cycles>71</meta:editing-cycles>
    <meta:generator>LibreOffice/3.3$Unix LibreOffice_project/330m19$Build-401</meta:generator>
    <meta:document-statistic meta:table-count="3" meta:image-count="0" meta:object-count="0" meta:page-count="3" meta:paragraph-count="183" meta:word-count="615" meta:character-count="4521"/>
  </office:meta>
</office:document-meta>
</file>